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f6b72" officeooo:paragraph-rsid="000f6b72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2pt" fo:font-weight="normal" officeooo:rsid="000f6b72" officeooo:paragraph-rsid="000f6b72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f6b72" officeooo:paragraph-rsid="0010cf32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f6b72" officeooo:paragraph-rsid="001e2fed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f6b72" officeooo:paragraph-rsid="0020bf0d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paragraph-rsid="000f6b72"/>
    </style:style>
    <style:style style:name="P7" style:family="paragraph" style:parent-style-name="Standard">
      <style:text-properties fo:font-size="12pt" fo:font-weight="bold" officeooo:rsid="0014de2b" officeooo:paragraph-rsid="0014de2b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f6b72" officeooo:paragraph-rsid="000f6b72" style:font-size-asian="10.5pt" style:font-weight-asian="bold" style:font-size-complex="12pt" style:font-weight-complex="bold"/>
    </style:style>
    <style:style style:name="P9" style:family="paragraph" style:parent-style-name="Standard">
      <style:text-properties officeooo:paragraph-rsid="000f6b72"/>
    </style:style>
    <style:style style:name="P10" style:family="paragraph" style:parent-style-name="Standard">
      <style:text-properties fo:color="#d4d4d4" style:font-name="Consolas" fo:font-size="10.5pt" fo:font-weight="bold" officeooo:rsid="0014de2b" officeooo:paragraph-rsid="0014de2b" fo:background-color="#1e1e1e" style:font-weight-asian="bold" style:font-weight-complex="bold"/>
    </style:style>
    <style:style style:name="P11" style:family="paragraph" style:parent-style-name="Standard">
      <style:text-properties officeooo:paragraph-rsid="0020bf0d"/>
    </style:style>
    <style:style style:name="P12" style:family="paragraph" style:parent-style-name="Standard">
      <style:text-properties fo:font-size="12pt" fo:font-weight="normal" officeooo:rsid="000f6b72" officeooo:paragraph-rsid="002c8ead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officeooo:rsid="000f6b72" officeooo:paragraph-rsid="000f6b72" style:font-size-asian="10.5pt" style:font-weight-asian="bold" style:font-size-complex="12pt" style:font-weight-complex="bold"/>
    </style:style>
    <style:style style:name="T1" style:family="text">
      <style:text-properties fo:font-size="12pt" fo:font-weight="normal" officeooo:rsid="000f6b72" style:font-size-asian="10.5pt" style:font-weight-asian="normal" style:font-size-complex="12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019c" style:font-weight-asian="bold" style:font-weight-complex="bold"/>
    </style:style>
    <style:style style:name="T4" style:family="text">
      <style:text-properties fo:font-weight="bold" officeooo:rsid="0010cf32" style:font-weight-asian="bold" style:font-weight-complex="bold"/>
    </style:style>
    <style:style style:name="T5" style:family="text">
      <style:text-properties fo:font-weight="bold" officeooo:rsid="00149739" style:font-weight-asian="bold" style:font-weight-complex="bold"/>
    </style:style>
    <style:style style:name="T6" style:family="text">
      <style:text-properties fo:font-weight="bold" officeooo:rsid="00165026" style:font-weight-asian="bold" style:font-weight-complex="bold"/>
    </style:style>
    <style:style style:name="T7" style:family="text">
      <style:text-properties fo:font-weight="bold" officeooo:rsid="00180b7e" style:font-weight-asian="bold" style:font-weight-complex="bold"/>
    </style:style>
    <style:style style:name="T8" style:family="text">
      <style:text-properties fo:font-weight="bold" officeooo:rsid="001846ba" style:font-weight-asian="bold" style:font-weight-complex="bold"/>
    </style:style>
    <style:style style:name="T9" style:family="text">
      <style:text-properties fo:font-weight="bold" officeooo:rsid="0019fe2c" style:font-weight-asian="bold" style:font-weight-complex="bold"/>
    </style:style>
    <style:style style:name="T10" style:family="text">
      <style:text-properties fo:font-weight="bold" officeooo:rsid="001cb7e0" style:font-weight-asian="bold" style:font-weight-complex="bold"/>
    </style:style>
    <style:style style:name="T11" style:family="text">
      <style:text-properties fo:font-weight="bold" officeooo:rsid="0020bf0d" style:font-weight-asian="bold" style:font-weight-complex="bold"/>
    </style:style>
    <style:style style:name="T12" style:family="text">
      <style:text-properties fo:font-weight="bold" officeooo:rsid="0021d060" style:font-weight-asian="bold" style:font-weight-complex="bold"/>
    </style:style>
    <style:style style:name="T13" style:family="text">
      <style:text-properties fo:font-weight="bold" officeooo:rsid="00242cb5" style:font-weight-asian="bold" style:font-weight-complex="bold"/>
    </style:style>
    <style:style style:name="T14" style:family="text">
      <style:text-properties fo:font-weight="bold" officeooo:rsid="002682e6" style:font-weight-asian="bold" style:font-weight-complex="bold"/>
    </style:style>
    <style:style style:name="T15" style:family="text">
      <style:text-properties fo:font-weight="bold" officeooo:rsid="00287066" style:font-weight-asian="bold" style:font-weight-complex="bold"/>
    </style:style>
    <style:style style:name="T16" style:family="text">
      <style:text-properties fo:font-weight="bold" officeooo:rsid="0029404b" style:font-weight-asian="bold" style:font-weight-complex="bold"/>
    </style:style>
    <style:style style:name="T17" style:family="text">
      <style:text-properties fo:font-weight="bold" officeooo:rsid="002c0fd2" style:font-weight-asian="bold" style:font-weight-complex="bold"/>
    </style:style>
    <style:style style:name="T18" style:family="text">
      <style:text-properties fo:font-weight="bold" officeooo:rsid="002c8ead" style:font-weight-asian="bold" style:font-weight-complex="bold"/>
    </style:style>
    <style:style style:name="T19" style:family="text">
      <style:text-properties fo:font-weight="bold" officeooo:rsid="002ec9fb" style:font-weight-asian="bold" style:font-weight-complex="bold"/>
    </style:style>
    <style:style style:name="T20" style:family="text">
      <style:text-properties fo:font-weight="bold" officeooo:rsid="003073d1" style:font-weight-asian="bold" style:font-weight-complex="bold"/>
    </style:style>
    <style:style style:name="T21" style:family="text">
      <style:text-properties fo:font-weight="bold" officeooo:rsid="0031c595" style:font-weight-asian="bold" style:font-weight-complex="bold"/>
    </style:style>
    <style:style style:name="T22" style:family="text">
      <style:text-properties fo:font-weight="bold" officeooo:rsid="0014de2b" style:font-size-asian="10.5pt" style:font-weight-asian="bold" style:font-size-complex="12pt" style:font-weight-complex="bold"/>
    </style:style>
    <style:style style:name="T23" style:family="text">
      <style:text-properties fo:font-weight="bold" officeooo:rsid="001d80c3" style:font-size-asian="10.5pt" style:font-weight-asian="bold" style:font-size-complex="12pt" style:font-weight-complex="bold"/>
    </style:style>
    <style:style style:name="T24" style:family="text">
      <style:text-properties fo:font-weight="bold" officeooo:rsid="001e2fed" style:font-size-asian="10.5pt" style:font-weight-asian="bold" style:font-size-complex="12pt" style:font-weight-complex="bold"/>
    </style:style>
    <style:style style:name="T25" style:family="text">
      <style:text-properties fo:font-weight="bold" officeooo:rsid="00202ebc" style:font-size-asian="10.5pt" style:font-weight-asian="bold" style:font-size-complex="12pt" style:font-weight-complex="bold"/>
    </style:style>
    <style:style style:name="T26" style:family="text">
      <style:text-properties officeooo:rsid="0010019c"/>
    </style:style>
    <style:style style:name="T27" style:family="text">
      <style:text-properties officeooo:rsid="0010cf32"/>
    </style:style>
    <style:style style:name="T28" style:family="text">
      <style:text-properties officeooo:rsid="00149739"/>
    </style:style>
    <style:style style:name="T29" style:family="text">
      <style:text-properties officeooo:rsid="0014dabb"/>
    </style:style>
    <style:style style:name="T30" style:family="text">
      <style:text-properties officeooo:rsid="0014de2b"/>
    </style:style>
    <style:style style:name="T31" style:family="text">
      <style:text-properties fo:color="#d4d4d4" style:font-name="Consolas" fo:font-size="10.5pt" fo:font-weight="bold" officeooo:rsid="0014de2b" fo:background-color="#1e1e1e" loext:char-shading-value="0" style:font-size-asian="10.5pt" style:font-weight-asian="bold" style:font-size-complex="12pt" style:font-weight-complex="bold"/>
    </style:style>
    <style:style style:name="T32" style:family="text">
      <style:text-properties fo:color="#d4d4d4" style:font-name="Consolas" fo:font-size="10.5pt" fo:font-weight="bold" fo:background-color="#1e1e1e" loext:char-shading-value="0" style:font-weight-asian="bold" style:font-weight-complex="bold"/>
    </style:style>
    <style:style style:name="T33" style:family="text">
      <style:text-properties officeooo:rsid="000f6b72" style:font-size-asian="10.5pt" style:font-weight-asian="normal" style:font-size-complex="12pt" style:font-weight-complex="normal"/>
    </style:style>
    <style:style style:name="T34" style:family="text">
      <style:text-properties officeooo:rsid="0020bf0d" style:font-size-asian="10.5pt" style:font-weight-asian="normal" style:font-size-complex="12pt" style:font-weight-complex="normal"/>
    </style:style>
    <style:style style:name="T35" style:family="text">
      <style:text-properties officeooo:rsid="00165026"/>
    </style:style>
    <style:style style:name="T36" style:family="text">
      <style:text-properties officeooo:rsid="00180b7e"/>
    </style:style>
    <style:style style:name="T37" style:family="text">
      <style:text-properties officeooo:rsid="00195695"/>
    </style:style>
    <style:style style:name="T38" style:family="text">
      <style:text-properties officeooo:rsid="0019fe2c"/>
    </style:style>
    <style:style style:name="T39" style:family="text">
      <style:text-properties officeooo:rsid="001b5e37"/>
    </style:style>
    <style:style style:name="T40" style:family="text">
      <style:text-properties fo:font-style="normal" fo:font-weight="bold" officeooo:rsid="001b5e37" style:font-style-asian="normal" style:font-weight-asian="bold" style:font-style-complex="normal" style:font-weight-complex="bold"/>
    </style:style>
    <style:style style:name="T41" style:family="text">
      <style:text-properties officeooo:rsid="001cb7e0"/>
    </style:style>
    <style:style style:name="T42" style:family="text">
      <style:text-properties officeooo:rsid="001d80c3"/>
    </style:style>
    <style:style style:name="T43" style:family="text">
      <style:text-properties officeooo:rsid="001e2fed"/>
    </style:style>
    <style:style style:name="T44" style:family="text">
      <style:text-properties officeooo:rsid="00202ebc"/>
    </style:style>
    <style:style style:name="T45" style:family="text">
      <style:text-properties officeooo:rsid="0020bf0d"/>
    </style:style>
    <style:style style:name="T46" style:family="text">
      <style:text-properties officeooo:rsid="0020f4a1"/>
    </style:style>
    <style:style style:name="T47" style:family="text">
      <style:text-properties officeooo:rsid="0021d060"/>
    </style:style>
    <style:style style:name="T48" style:family="text">
      <style:text-properties officeooo:rsid="00242cb5"/>
    </style:style>
    <style:style style:name="T49" style:family="text">
      <style:text-properties officeooo:rsid="002561ca"/>
    </style:style>
    <style:style style:name="T50" style:family="text">
      <style:text-properties officeooo:rsid="002682e6"/>
    </style:style>
    <style:style style:name="T51" style:family="text">
      <style:text-properties officeooo:rsid="00287066"/>
    </style:style>
    <style:style style:name="T52" style:family="text">
      <style:text-properties officeooo:rsid="002c0fd2"/>
    </style:style>
    <style:style style:name="T53" style:family="text">
      <style:text-properties officeooo:rsid="002c8ead"/>
    </style:style>
    <style:style style:name="T54" style:family="text">
      <style:text-properties officeooo:rsid="002ee2dd"/>
    </style:style>
    <style:style style:name="T55" style:family="text">
      <style:text-properties officeooo:rsid="003073d1"/>
    </style:style>
    <style:style style:name="T56" style:family="text">
      <style:text-properties officeooo:rsid="0031c595"/>
    </style:style>
    <style:style style:name="T57" style:family="text">
      <style:text-properties officeooo:rsid="003352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TEMA 4</text:p>
      <text:p text:style-name="P1"><text:span text:style-name="T30">TIPO </text:span>TEST </text:p>
      <text:p text:style-name="P1"/>
      <text:p text:style-name="P2">1. <text:span text:style-name="T2">¿que es una DTD?</text:span></text:p>
      <text:p text:style-name="P2"/>
      <text:p text:style-name="P2">A) es una descripción de estructura y sintaxis para un tipo de documento HTML</text:p>
      <text:p text:style-name="P2">B) es una descripción de estructura y sintaxis para un tipo de documento XML</text:p>
      <text:p text:style-name="P2">C) <text:s/>es una descripción de estructura y sintaxis para un tipo de documento XML que no afecta a los elementos</text:p>
      <text:p text:style-name="P9"><text:span text:style-name="T1">D) </text:span>Ninguna de las otras respuestas es correcta</text:p>
      <text:p text:style-name="P2"/>
      <text:p text:style-name="P2">2. <text:span text:style-name="T3">¿que términos NO se utilizan en una DTD?</text:span></text:p>
      <text:p text:style-name="P2"/>
      <text:p text:style-name="P2">A) <text:span text:style-name="T26">ELEMENT</text:span></text:p>
      <text:p text:style-name="P2">B) <text:span text:style-name="T26">ATTLIST</text:span></text:p>
      <text:p text:style-name="P2">C) <text:span text:style-name="T26">ENTITY</text:span></text:p>
      <text:p text:style-name="P9"><text:span text:style-name="T1">D) </text:span>Ninguna de las otras respuestas es correcta</text:p>
      <text:p text:style-name="P2"/>
      <text:p text:style-name="P2">3. <text:span text:style-name="T4">¿que es un elemento de tipo mixto?</text:span></text:p>
      <text:p text:style-name="P2"/>
      <text:p text:style-name="P2">A) <text:span text:style-name="T27">son elementos que pueden tener datos contextuales y elementos</text:span></text:p>
      <text:p text:style-name="P3">B) <text:span text:style-name="T27">son elementos que pueden tener datos contextuales, elementos, ambos, o ninguno </text:span></text:p>
      <text:p text:style-name="P3">C) <text:span text:style-name="T27">son elementos que pueden tener datos contextuales, elementos o atributos</text:span></text:p>
      <text:p text:style-name="P9"><text:span text:style-name="T1">D) </text:span>Ninguna de las otras respuestas es correcta</text:p>
      <text:p text:style-name="P2"/>
      <text:p text:style-name="P2">4. <text:s/><text:span text:style-name="T5">que indica el operador “+”</text:span></text:p>
      <text:p text:style-name="P2"/>
      <text:p text:style-name="P2">A) <text:span text:style-name="T28">que el elemento puede aparecer ninguna o varias veces </text:span></text:p>
      <text:p text:style-name="P2">B) <text:span text:style-name="T29">que el elemento debe aparecer muchas veces </text:span></text:p>
      <text:p text:style-name="P2">C) <text:span text:style-name="T29">que el elemento debe aparecer al menos una vez</text:span></text:p>
      <text:p text:style-name="P9"><text:span text:style-name="T1">D) </text:span>Ninguna de las otras respuestas es correcta</text:p>
      <text:p text:style-name="P2"/>
      <text:p text:style-name="P6"><text:span text:style-name="T33">5. </text:span><text:span text:style-name="T22">en esta DTD <text:s/></text:span><text:span text:style-name="T31">&lt;!ELEMENT mensajes (mensaje?)&gt;</text:span></text:p>
      <text:p text:style-name="P7">¿cuantos elementos “mensaje” pueden aparecer?</text:p>
      <text:p text:style-name="P10"/>
      <text:p text:style-name="P2">A) <text:span text:style-name="T30">ninguno</text:span></text:p>
      <text:p text:style-name="P2">B) <text:span text:style-name="T30">uno</text:span></text:p>
      <text:p text:style-name="P2">C) <text:span text:style-name="T30">a y b son correctas</text:span></text:p>
      <text:p text:style-name="P9"><text:span text:style-name="T1">D) </text:span>Ninguna de las otras respuestas es correcta</text:p>
      <text:p text:style-name="P2"/>
      <text:p text:style-name="P2">6. <text:span text:style-name="T36">¿</text:span><text:span text:style-name="T6">cual de estos NO es un tipo de atributo?</text:span></text:p>
      <text:p text:style-name="P2"/>
      <text:p text:style-name="P2">A) <text:span text:style-name="T35">ID</text:span></text:p>
      <text:p text:style-name="P2">B) <text:span text:style-name="T35">IDREF</text:span></text:p>
      <text:p text:style-name="P2">C) <text:span text:style-name="T35">PCDATA</text:span></text:p>
      <text:p text:style-name="P9"><text:span text:style-name="T1">D) </text:span>Ninguna de las otras respuestas es correcta</text:p>
      <text:p text:style-name="P2"/>
      <text:p text:style-name="P2"/>
      <text:p text:style-name="P2"/>
      <text:p text:style-name="P2"><text:soft-page-break/>7. <text:span text:style-name="T7">¿que carácter NO es permitido en un atributo MNTOKEN</text:span></text:p>
      <text:p text:style-name="P2"/>
      <text:p text:style-name="P2">A) <text:span text:style-name="T36">números</text:span></text:p>
      <text:p text:style-name="P2">B) <text:span text:style-name="T36">guiones</text:span></text:p>
      <text:p text:style-name="P2">C) <text:span text:style-name="T36">puntos</text:span></text:p>
      <text:p text:style-name="P9"><text:span text:style-name="T1">D) </text:span>Ninguna de las otras respuestas es correcta</text:p>
      <text:p text:style-name="P2"/>
      <text:p text:style-name="P2">8. <text:span text:style-name="T8">¿como puede ser un atributo ID?</text:span></text:p>
      <text:p text:style-name="P2"/>
      <text:p text:style-name="P2">A) <text:span text:style-name="T37">required o fixed</text:span></text:p>
      <text:p text:style-name="P2">B) <text:span text:style-name="T37">implied o fixed</text:span></text:p>
      <text:p text:style-name="P2">C) <text:span text:style-name="T37">required o implied</text:span></text:p>
      <text:p text:style-name="P9"><text:span text:style-name="T1">D) </text:span>Ninguna de las otras respuestas es correcta</text:p>
      <text:p text:style-name="P2"/>
      <text:p text:style-name="P2">9. <text:span text:style-name="T9">¿cuando un documento xml es valido?</text:span></text:p>
      <text:p text:style-name="P2"/>
      <text:p text:style-name="P2">A) <text:span text:style-name="T38">cuando tiene una sintaxis correcta</text:span></text:p>
      <text:p text:style-name="P2">B) <text:span text:style-name="T38">cuando respeta la gramatica descrita en una DTD </text:span></text:p>
      <text:p text:style-name="P2">C) <text:span text:style-name="T38">cuando funciona</text:span></text:p>
      <text:p text:style-name="P9"><text:span text:style-name="T1">D) </text:span>Ninguna de las otras respuestas es correcta</text:p>
      <text:p text:style-name="P2"/>
      <text:p text:style-name="P2">10. <text:span text:style-name="T40">¿que es un elemento vacio?</text:span></text:p>
      <text:p text:style-name="P2"/>
      <text:p text:style-name="P2">A) <text:span text:style-name="T39">es un elemento que no tiene ningún tipo de texto</text:span></text:p>
      <text:p text:style-name="P2">B) <text:span text:style-name="T39">es un elemento que no tiene ningún tipo de contenido</text:span></text:p>
      <text:p text:style-name="P2">C) <text:span text:style-name="T39">es uno que no tiene ningún elemento ni atributo</text:span></text:p>
      <text:p text:style-name="P9"><text:span text:style-name="T1">D) </text:span>Ninguna de las otras respuestas es correcta</text:p>
      <text:p text:style-name="P2"/>
      <text:p text:style-name="P2">11.<text:span text:style-name="T2"> </text:span><text:span text:style-name="T10">¿por que el elemento “any” no se utiliza mucho?</text:span></text:p>
      <text:p text:style-name="P2"/>
      <text:p text:style-name="P2">A) <text:span text:style-name="T41">por que es mas conveniente estructurar adecuadamente nuestros documento xml utilizando los otros tipos</text:span></text:p>
      <text:p text:style-name="P2">B) <text:span text:style-name="T42">por que no permite incluir elementos que no estén incluidos en la DTD</text:span></text:p>
      <text:p text:style-name="P2">C) <text:span text:style-name="T42">por que es muy especifico y estricto</text:span></text:p>
      <text:p text:style-name="P9"><text:span text:style-name="T1">D) </text:span>Ninguna de las otras respuestas es correcta</text:p>
      <text:p text:style-name="P2"/>
      <text:p text:style-name="P5">1<text:span text:style-name="T45">2</text:span>. <text:span text:style-name="T11">¿si en los elementos no se usa ningún operador de cardinalidad (?, +,*) que ocurre?</text:span></text:p>
      <text:p text:style-name="P5"/>
      <text:p text:style-name="P5">A) <text:span text:style-name="T46">el cardinal por defecto es 1</text:span></text:p>
      <text:p text:style-name="P5">B) <text:span text:style-name="T46">el cardinal por defecto es 0</text:span></text:p>
      <text:p text:style-name="P5">C) <text:span text:style-name="T46">se puede poner tantos elementos como desee</text:span></text:p>
      <text:p text:style-name="P11"><text:span text:style-name="T1">D) </text:span>Ninguna de las otras respuestas es correcta</text:p>
      <text:p text:style-name="P5"/>
      <text:p text:style-name="P6"><text:span text:style-name="T33">1</text:span><text:span text:style-name="T34">3</text:span><text:span text:style-name="T33">. </text:span><text:span text:style-name="T23">¿que indica esta DTD? </text:span><text:span text:style-name="T32">&lt;!ELEMENT futbol ((jugador|equipo)*)&gt;</text:span></text:p>
      <text:p text:style-name="P2"/>
      <text:p text:style-name="P2">A) <text:span text:style-name="T43">que solo puedes poner o un jugador o un equipo pero las veces que quieras</text:span></text:p>
      <text:p text:style-name="P2">B) <text:span text:style-name="T43">que puedes poner jugador y equipo las veces que quieras </text:span></text:p>
      <text:p text:style-name="P2">C) <text:span text:style-name="T43">que puedes poner cualquiera de los 2 pero solo una vez</text:span></text:p>
      <text:p text:style-name="P9"><text:span text:style-name="T1">D) </text:span>Ninguna de las otras respuestas es correcta</text:p>
      <text:p text:style-name="P2"/>
      <text:p text:style-name="P2"/>
      <text:p text:style-name="P2"/>
      <text:p text:style-name="P6"><text:soft-page-break/><text:span text:style-name="T33">14. </text:span><text:span text:style-name="T24">¿que indica esta DTD? </text:span><text:span text:style-name="T32">&lt;!ATTLIST jugador nombre NMTOKENS #REQUIRED&gt;</text:span></text:p>
      <text:p text:style-name="P2"/>
      <text:p text:style-name="P2"/>
      <text:p text:style-name="P2">A) <text:span text:style-name="T43">que el contenido del atributo tiene que tener espacios</text:span></text:p>
      <text:p text:style-name="P4">B) <text:span text:style-name="T43">que el contenido del atributo NO tiene que tener espacios</text:span></text:p>
      <text:p text:style-name="P2">C) <text:span text:style-name="T43">que el contenido puede tener signos</text:span></text:p>
      <text:p text:style-name="P9"><text:span text:style-name="T1">D) </text:span>Ninguna de las otras respuestas es correcta</text:p>
      <text:p text:style-name="P2"/>
      <text:p text:style-name="P6"><text:span text:style-name="T33">15. </text:span><text:span text:style-name="T25">en esta DTD </text:span><text:span text:style-name="T32">&lt;!ATTLIST equipo jugadores IDREFS #IMPLIED&gt;</text:span></text:p>
      <text:p text:style-name="P2"/>
      <text:p text:style-name="P2">A) <text:span text:style-name="T44">el atributo jugadores es el valor de un ID de un elemento que se encuentra en el mismo documento que no pueden tener espacios</text:span></text:p>
      <text:p text:style-name="P2">B) <text:span text:style-name="T44">el atributo es obligatorio </text:span></text:p>
      <text:p text:style-name="P2">C) <text:span text:style-name="T44">el atributo jugadores es el valor de un ID que puede encontrarse en otro documento </text:span></text:p>
      <text:p text:style-name="P9"><text:span text:style-name="T1">D) </text:span>Ninguna de las otras respuestas es correcta</text:p>
      <text:p text:style-name="P2"/>
      <text:p text:style-name="P2">16.<text:span text:style-name="T2"> </text:span><text:span text:style-name="T12">¿por que los esquemas son mejor alternativa que las DTD?</text:span></text:p>
      <text:p text:style-name="P2"/>
      <text:p text:style-name="P2">A) <text:span text:style-name="T47">por que los esquemas son estructuras metadata </text:span></text:p>
      <text:p text:style-name="P2">B) <text:span text:style-name="T47">por que el grado de especificación es mayor </text:span></text:p>
      <text:p text:style-name="P2">C) <text:span text:style-name="T47">por que utilizan una sintaxis totalmente diferente </text:span></text:p>
      <text:p text:style-name="P9"><text:span text:style-name="T1">D) </text:span>Ninguna de las otras respuestas es correcta</text:p>
      <text:p text:style-name="P2"/>
      <text:p text:style-name="P2">17. <text:span text:style-name="T13">¿que ventajas tienen los esquemas xml sobre las DTD?</text:span></text:p>
      <text:p text:style-name="P8"/>
      <text:p text:style-name="P2">A) <text:span text:style-name="T49">que utilizan una sintaxis propia y diferente a la del xml</text:span></text:p>
      <text:p text:style-name="P2">B) <text:span text:style-name="T48">que se pueden vincular con los html</text:span></text:p>
      <text:p text:style-name="P2">C) <text:span text:style-name="T48">que se puede comprobar si esta bien formado</text:span></text:p>
      <text:p text:style-name="P9"><text:span text:style-name="T1">D) </text:span>Ninguna de las otras respuestas es correcta</text:p>
      <text:p text:style-name="P2"/>
      <text:p text:style-name="P2">18. <text:span text:style-name="T14">los esquemas xml</text:span></text:p>
      <text:p text:style-name="P8"/>
      <text:p text:style-name="P2">A) <text:span text:style-name="T50">siempre se encuentran internos en el propio xml</text:span></text:p>
      <text:p text:style-name="P2">B) <text:span text:style-name="T50">siempre se encuentran en un documento externo</text:span></text:p>
      <text:p text:style-name="P2">C) <text:span text:style-name="T50">se pueden poner internos o en un documento externo</text:span></text:p>
      <text:p text:style-name="P9"><text:span text:style-name="T1">D) </text:span>Ninguna de las otras respuestas es correcta</text:p>
      <text:p text:style-name="P2"/>
      <text:p text:style-name="P2">19. <text:span text:style-name="T15">en un esquema xml. Los elementos que contienen subelementos se consideran:</text:span></text:p>
      <text:p text:style-name="P2"/>
      <text:p text:style-name="P2">A) <text:span text:style-name="T51">elementos simples </text:span></text:p>
      <text:p text:style-name="P2">B) <text:span text:style-name="T51">elementos complejos </text:span></text:p>
      <text:p text:style-name="P2">C) <text:span text:style-name="T51">como atributos</text:span></text:p>
      <text:p text:style-name="P9"><text:span text:style-name="T1">D) </text:span>Ninguna de las otras respuestas es correcta</text:p>
      <text:p text:style-name="P2"/>
      <text:p text:style-name="P2">20. <text:span text:style-name="T16">en un documento xml esquema, de estos atributo cual es obligatorio (que hay que ponerlo si o si para que funcione)</text:span></text:p>
      <text:p text:style-name="P2"/>
      <text:p text:style-name="P2">A) ElementFormDefault</text:p>
      <text:p text:style-name="P2">B) AttributeFormDefault</text:p>
      <text:p text:style-name="P2">C) xmlns:xsd</text:p>
      <text:p text:style-name="P9"><text:span text:style-name="T1">D) </text:span>Ninguna de las otras respuestas es correcto</text:p>
      <text:p text:style-name="P2"/>
      <text:p text:style-name="P2"><text:soft-page-break/>21.<text:span text:style-name="T2"> </text:span><text:span text:style-name="T17">un elemento vacio solo es vacio en:</text:span></text:p>
      <text:p text:style-name="P2"/>
      <text:p text:style-name="P2">A) <text:span text:style-name="T52">en el xml </text:span></text:p>
      <text:p text:style-name="P2">B) <text:span text:style-name="T52">en el esquema</text:span></text:p>
      <text:p text:style-name="P2">C) <text:span text:style-name="T52">en los dos</text:span></text:p>
      <text:p text:style-name="P9"><text:span text:style-name="T1">D) </text:span>Ninguna de las otras respuestas es correcta</text:p>
      <text:p text:style-name="P2"/>
      <text:p text:style-name="P12">22. <text:span text:style-name="T18">según el modelo de construcción de un esquema de diseño plano. ¿cual es su orden?</text:span></text:p>
      <text:p text:style-name="P2"/>
      <text:p text:style-name="P2">A) <text:span text:style-name="T53">el orden es indiferente </text:span></text:p>
      <text:p text:style-name="P2">B) <text:span text:style-name="T53">primero se declaran los elementos simples y los atributos </text:span></text:p>
      <text:p text:style-name="P2">C) <text:span text:style-name="T53">primero se declara el elemento raiz</text:span></text:p>
      <text:p text:style-name="P9"><text:span text:style-name="T1">D) </text:span>Ninguna de las otras respuestas es correcta</text:p>
      <text:p text:style-name="P2"/>
      <text:p text:style-name="P2">23.<text:span text:style-name="T2"> </text:span><text:span text:style-name="T19">si en un esquema no declaramos la cardinalidad de un elemento. ¿cual es su valor por defecto?</text:span></text:p>
      <text:p text:style-name="P2"/>
      <text:p text:style-name="P2">A) <text:span text:style-name="T54">que aparezca al menos una vez </text:span></text:p>
      <text:p text:style-name="P2">B) <text:span text:style-name="T54">que aparezca solo una vez</text:span></text:p>
      <text:p text:style-name="P2">C) <text:span text:style-name="T54">que pueda aparecer de manera indefinida</text:span></text:p>
      <text:p text:style-name="P9"><text:span text:style-name="T1">D) </text:span>Ninguna de las otras respuestas es correcta</text:p>
      <text:p text:style-name="P2"/>
      <text:p text:style-name="P2">24. <text:span text:style-name="T20">¿en un mismo esquema puede aparecer los atributos fixed y default?</text:span></text:p>
      <text:p text:style-name="P2"/>
      <text:p text:style-name="P2">A) <text:span text:style-name="T55">si se esfecifican bien, si </text:span></text:p>
      <text:p text:style-name="P2">B) <text:span text:style-name="T55">no</text:span></text:p>
      <text:p text:style-name="P2">C) <text:span text:style-name="T55">depende de los elementos usados </text:span></text:p>
      <text:p text:style-name="P9"><text:span text:style-name="T1">D) </text:span>Ninguna de las otras respuestas es correcta</text:p>
      <text:p text:style-name="P2"/>
      <text:p text:style-name="P2">25.<text:span text:style-name="T2"> </text:span><text:span text:style-name="T21">los tipos de datos construidos son:</text:span></text:p>
      <text:p text:style-name="P8"/>
      <text:p text:style-name="P2">A) <text:span text:style-name="T56">creados sin barsarse en ningun tipo predefinido al igual que los documentos xml</text:span></text:p>
      <text:p text:style-name="P2">B) <text:span text:style-name="T56">creados basandose en otro tipo ya construido</text:span></text:p>
      <text:p text:style-name="P2">C) <text:span text:style-name="T57">solamente elementos simples</text:span></text:p>
      <text:p text:style-name="P9"><text:span text:style-name="T1">D) </text:span>Ninguna de las otras respuestas es correcta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21:26:47.747000000</meta:creation-date>
    <dc:date>2020-03-23T15:55:13.531000000</dc:date>
    <meta:editing-duration>PT9H49M39S</meta:editing-duration>
    <meta:editing-cycles>8</meta:editing-cycles>
    <meta:generator>LibreOffice/6.2.5.2$Windows_X86_64 LibreOffice_project/1ec314fa52f458adc18c4f025c545a4e8b22c159</meta:generator>
    <meta:document-statistic meta:table-count="0" meta:image-count="0" meta:object-count="0" meta:page-count="4" meta:paragraph-count="128" meta:word-count="1019" meta:character-count="5634" meta:non-whitespace-character-count="4720"/>
  </office:meta>
</office:document-meta>
</file>